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1 CPU 1GB RAM</text:p>
          </table:table-cell>
        </table:table-row>
        <table:table-row table:style-name="ro1">
          <table:table-cell office:value-type="string" calcext:value-type="string">
            <text:p>2 CPU 4GB RAM</text:p>
          </table:table-cell>
        </table:table-row>
        <table:table-row table:style-name="ro1">
          <table:table-cell office:value-type="string" calcext:value-type="string">
            <text:p>4 CPU 8GB RAM</text:p>
          </table:table-cell>
        </table:table-row>
        <table:table-row table:style-name="ro1">
          <table:table-cell office:value-type="string" calcext:value-type="string">
            <text:p>6 CPU 24GB RA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sten</text:p>
          </table:table-cell>
        </table:table-row>
        <table:table-row table:style-name="ro1">
          <table:table-cell office:value-type="string" calcext:value-type="string">
            <text:p>Http – txt</text:p>
          </table:table-cell>
        </table:table-row>
        <table:table-row table:style-name="ro1">
          <table:table-cell office:value-type="string" calcext:value-type="string">
            <text:p>Http – php</text:p>
          </table:table-cell>
        </table:table-row>
        <table:table-row table:style-name="ro1">
          <table:table-cell office:value-type="string" calcext:value-type="string">
            <text:p>Http – php – mysql</text:p>
          </table:table-cell>
        </table:table-row>
        <table:table-row table:style-name="ro1">
          <table:table-cell office:value-type="string" calcext:value-type="string">
            <text:p>Http – php5.6</text:p>
          </table:table-cell>
        </table:table-row>
        <table:table-row table:style-name="ro1">
          <table:table-cell office:value-type="string" calcext:value-type="string">
            <text:p>Http – php5.6 – mysq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 – txt</text:p>
          </table:table-cell>
        </table:table-row>
        <table:table-row table:style-name="ro1">
          <table:table-cell office:value-type="string" calcext:value-type="string">
            <text:p>Https – php</text:p>
          </table:table-cell>
        </table:table-row>
        <table:table-row table:style-name="ro1">
          <table:table-cell office:value-type="string" calcext:value-type="string">
            <text:p>Https – php – mysql</text:p>
          </table:table-cell>
        </table:table-row>
        <table:table-row table:style-name="ro1">
          <table:table-cell office:value-type="string" calcext:value-type="string">
            <text:p>Https – php5.6</text:p>
          </table:table-cell>
        </table:table-row>
        <table:table-row table:style-name="ro1">
          <table:table-cell office:value-type="string" calcext:value-type="string">
            <text:p>Https – php5.6 – mysql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SSL</text:p>
          </table:table-cell>
          <table:table-cell table:style-name="ce1" office:value-type="string" calcext:value-type="string">
            <text:p>Optimized Nginx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2" office:value-type="string" calcext:value-type="string">
            <text:p>99% latency (ms)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228" calcext:value-type="float">
            <text:p>2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217" calcext:value-type="float">
            <text:p>2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221" calcext:value-type="float">
            <text:p>2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220" calcext:value-type="float">
            <text:p>2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225" calcext:value-type="float">
            <text:p>2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266" calcext:value-type="float">
            <text:p>2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252" calcext:value-type="float">
            <text:p>2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913" calcext:value-type="float">
            <text:p>9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938" calcext:value-type="float">
            <text:p>938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349" calcext:value-type="float">
            <text:p>3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149" calcext:value-type="float">
            <text:p>11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1154" calcext:value-type="float">
            <text:p>1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1559" calcext:value-type="float">
            <text:p>15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1359" calcext:value-type="float">
            <text:p>1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Not 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2796" calcext:value-type="float">
            <text:p>2796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-group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Non-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900" calcext:value-type="float">
              <text:p>900</text:p>
            </table:table-cell>
            <table:table-cell office:value-type="float" office:value="36" calcext:value-type="float">
              <text:p>36</text:p>
            </table:table-cell>
            <table:table-cell table:number-columns-repeated="1015"/>
          </table:table-row>
          <table:table-row table:style-name="ro1">
            <table:table-cell table:number-columns-repeated="1022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59" calcext:value-type="float">
              <text:p>59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100" calcext:value-type="float">
              <text:p>100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39" calcext:value-type="float">
              <text:p>139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160" calcext:value-type="float">
              <text:p>160</text:p>
            </table:table-cell>
            <table:table-cell office:value-type="float" office:value="168" calcext:value-type="float">
              <text:p>168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200" calcext:value-type="float">
              <text:p>200</text:p>
            </table:table-cell>
            <table:table-cell office:value-type="float" office:value="168" calcext:value-type="float">
              <text:p>168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240" calcext:value-type="float">
              <text:p>240</text:p>
            </table:table-cell>
            <table:table-cell office:value-type="float" office:value="173" calcext:value-type="float">
              <text:p>173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280" calcext:value-type="float">
              <text:p>280</text:p>
            </table:table-cell>
            <table:table-cell office:value-type="float" office:value="239" calcext:value-type="float">
              <text:p>239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320" calcext:value-type="float">
              <text:p>320</text:p>
            </table:table-cell>
            <table:table-cell office:value-type="float" office:value="274" calcext:value-type="float">
              <text:p>274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360" calcext:value-type="float">
              <text:p>360</text:p>
            </table:table-cell>
            <table:table-cell office:value-type="float" office:value="261" calcext:value-type="float">
              <text:p>261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400" calcext:value-type="float">
              <text:p>400</text:p>
            </table:table-cell>
            <table:table-cell office:value-type="float" office:value="196" calcext:value-type="float">
              <text:p>196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500" calcext:value-type="float">
              <text:p>500</text:p>
            </table:table-cell>
            <table:table-cell office:value-type="float" office:value="224" calcext:value-type="float">
              <text:p>224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561" calcext:value-type="float">
              <text:p>561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700" calcext:value-type="float">
              <text:p>700</text:p>
            </table:table-cell>
            <table:table-cell office:value-type="float" office:value="171" calcext:value-type="float">
              <text:p>171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800" calcext:value-type="float">
              <text:p>800</text:p>
            </table:table-cell>
            <table:table-cell office:value-type="float" office:value="396" calcext:value-type="float">
              <text:p>396</text:p>
            </table:table-cell>
            <table:table-cell table:number-columns-repeated="1015"/>
          </table:table-row>
          <table:table-row table:style-name="ro1">
            <table:table-cell office:value-type="string" calcext:value-type="string">
              <text:p>2 core 4GB RAM</text:p>
            </table:table-cell>
            <table:table-cell office:value-type="string" calcext:value-type="string">
              <text:p>SSL</text:p>
            </table:table-cell>
            <table:table-cell office:value-type="string" calcext:value-type="string">
              <text:p>Optimized Nginx</text:p>
            </table:table-cell>
            <table:table-cell office:value-type="string" calcext:value-type="string">
              <text:p>test1.txt</text:p>
            </table:table-cell>
            <table:table-cell office:value-type="float" office:value="10000" calcext:value-type="float">
              <text:p>10000</text:p>
            </table:table-cell>
            <table:table-cell office:value-type="float" office:value="900" calcext:value-type="float">
              <text:p>900</text:p>
            </table:table-cell>
            <table:table-cell office:value-type="float" office:value="817" calcext:value-type="float">
              <text:p>817</text:p>
            </table:table-cell>
            <table:table-cell table:number-columns-repeated="1015"/>
          </table:table-row>
        </table:table-row-group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181" calcext:value-type="float">
            <text:p>1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185" calcext:value-type="float">
            <text:p>1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263" calcext:value-type="float">
            <text:p>2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624" calcext:value-type="float">
            <text:p>6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744" calcext:value-type="float">
            <text:p>7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431" calcext:value-type="float">
            <text:p>4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361" calcext:value-type="float">
            <text:p>3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325" calcext:value-type="float">
            <text:p>3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455" calcext:value-type="float">
            <text:p>4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1252" calcext:value-type="float">
            <text:p>12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1276" calcext:value-type="float">
            <text:p>1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1264" calcext:value-type="float">
            <text:p>12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1255" calcext:value-type="float">
            <text:p>1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1302" calcext:value-type="float">
            <text:p>13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188" calcext:value-type="float">
            <text:p>1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142" calcext:value-type="float">
            <text:p>1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222" calcext:value-type="float">
            <text:p>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153" calcext:value-type="float">
            <text:p>1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164" calcext:value-type="float">
            <text:p>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172" calcext:value-type="float">
            <text:p>172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288" calcext:value-type="float">
            <text:p>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436" calcext:value-type="float">
            <text:p>4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455" calcext:value-type="float">
            <text:p>4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409" calcext:value-type="float">
            <text:p>4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1232" calcext:value-type="float">
            <text:p>1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1232" calcext:value-type="float">
            <text:p>1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1304" calcext:value-type="float">
            <text:p>13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1448" calcext:value-type="float">
            <text:p>14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1284" calcext:value-type="float">
            <text:p>12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1742" calcext:value-type="float">
            <text:p>17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core 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1268" calcext:value-type="float">
            <text:p>1268</text:p>
          </table:table-cell>
          <table:table-cell table:number-columns-repeated="1015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245" calcext:value-type="float">
            <text:p>2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243" calcext:value-type="float">
            <text:p>2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325" calcext:value-type="float">
            <text:p>3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496" calcext:value-type="float">
            <text:p>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706" calcext:value-type="float">
            <text:p>7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623" calcext:value-type="float">
            <text:p>6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1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812" calcext:value-type="float">
            <text:p>812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304" calcext:value-type="float">
            <text:p>3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387" calcext:value-type="float">
            <text:p>3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394" calcext:value-type="float">
            <text:p>3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554" calcext:value-type="float">
            <text:p>5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1134" calcext:value-type="float">
            <text:p>1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1175" calcext:value-type="float">
            <text:p>11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1212" calcext:value-type="float">
            <text:p>12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1259" calcext:value-type="float">
            <text:p>12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1335" calcext:value-type="float">
            <text:p>1335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212" calcext:value-type="float">
            <text:p>2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288" calcext:value-type="float">
            <text:p>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354" calcext:value-type="float">
            <text:p>3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349" calcext:value-type="float">
            <text:p>3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367" calcext:value-type="float">
            <text:p>3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514" calcext:value-type="float">
            <text:p>5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525" calcext:value-type="float">
            <text:p>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866" calcext:value-type="float">
            <text:p>8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1290" calcext:value-type="float">
            <text:p>12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944" calcext:value-type="float">
            <text:p>9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1657" calcext:value-type="float">
            <text:p>16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2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1510" calcext:value-type="float">
            <text:p>1510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Non-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341" calcext:value-type="float">
            <text:p>3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523" calcext:value-type="float">
            <text:p>5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634" calcext:value-type="float">
            <text:p>6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office:value-type="float" office:value="773" calcext:value-type="float">
            <text:p>7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office:value-type="float" office:value="1359" calcext:value-type="float">
            <text:p>1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core 24GB RAM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Optimized Nginx</text:p>
          </table:table-cell>
          <table:table-cell office:value-type="string" calcext:value-type="string">
            <text:p>test3.php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-00-0000</text:date>, <text:time style:data-style-name="N2" text:time-value="17:59:51.127192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9:30:00.893391798</meta:creation-date>
    <dc:date>2017-06-07T20:05:51.705534147</dc:date>
    <meta:editing-duration>PT1H13M8S</meta:editing-duration>
    <meta:editing-cycles>12</meta:editing-cycles>
    <meta:generator>LibreOffice/5.3.3.2$Linux_X86_64 LibreOffice_project/30m0$Build-2</meta:generator>
    <meta:document-statistic meta:table-count="2" meta:cell-count="1457" meta:object-count="0"/>
  </office:meta>
</office:document-meta>
</file>